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pple-system" svg:font-family="apple-system, BlinkMacSystemFont, 'Helvetica Neue', 'Segoe UI', Arial, sans-serif, 'Apple Color Emoji', 'Segoe UI Emoji', 'Segoe UI Symbol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2">
      <style:text-properties fo:font-size="10pt" style:font-name-asian="Times New Roman" style:font-size-asian="10pt" style:font-name-complex="Calibri Light1" style:font-size-complex="10pt"/>
    </style:style>
    <style:style style:name="P2" style:family="paragraph" style:parent-style-name="Heading_20_2">
      <style:text-properties fo:font-size="12pt" style:font-name-asian="Times New Roman" style:font-size-asian="12pt" style:font-name-complex="Calibri Light1" style:font-size-complex="12pt"/>
    </style:style>
    <style:style style:name="P3" style:family="paragraph" style:parent-style-name="Standard">
      <style:text-properties fo:color="#000000" fo:font-size="10pt" style:font-size-asian="10pt" style:font-name-complex="Calibri Light1" style:font-size-complex="10pt"/>
    </style:style>
    <style:style style:name="P4" style:family="paragraph" style:parent-style-name="Standard">
      <style:text-properties style:font-name="Calibri Light" fo:font-size="10pt" style:font-size-asian="10pt" style:font-name-complex="Calibri Light1" style:font-size-complex="10pt"/>
    </style:style>
    <style:style style:name="P5" style:family="paragraph" style:parent-style-name="Standard">
      <style:text-properties officeooo:paragraph-rsid="00066e77"/>
    </style:style>
    <style:style style:name="P6" style:family="paragraph" style:parent-style-name="Standard">
      <style:text-properties officeooo:paragraph-rsid="00182ed2"/>
    </style:style>
    <style:style style:name="P7" style:family="paragraph" style:parent-style-name="Standard">
      <style:text-properties officeooo:rsid="00199dd8" officeooo:paragraph-rsid="00199dd8"/>
    </style:style>
    <style:style style:name="P8" style:family="paragraph" style:parent-style-name="Standard">
      <style:text-properties officeooo:paragraph-rsid="002cc414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name-complex="Calibri Light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2a2a2a" style:font-name="Calibri Light" fo:font-size="10pt" style:letter-kerning="false" style:font-name-asian="Times New Roman" style:font-size-asian="10pt" style:font-name-complex="Calibri Light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Calibri Light" fo:font-size="10pt" officeooo:paragraph-rsid="000a81d8" style:letter-kerning="false" style:font-name-asian="Times New Roman" style:font-size-asian="10pt" style:font-name-complex="Calibri Light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alibri Light" fo:font-size="10pt" style:letter-kerning="false" style:font-name-asian="Times New Roman" style:font-size-asian="10pt" style:font-name-complex="Calibri Light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libri Light" fo:font-size="10pt" style:font-size-asian="10pt" style:font-name-complex="Calibri Light1" style:font-size-complex="10pt"/>
    </style:style>
    <style:style style:name="P15" style:family="paragraph" style:parent-style-name="Heading_20_1">
      <style:text-properties officeooo:paragraph-rsid="0015019c" style:font-name-asian="Times New Roman"/>
    </style:style>
    <style:style style:name="P16" style:family="paragraph" style:parent-style-name="Heading_20_1">
      <style:text-properties officeooo:paragraph-rsid="00182ed2"/>
    </style:style>
    <style:style style:name="P17" style:family="paragraph" style:parent-style-name="Heading_20_1">
      <style:text-properties officeooo:rsid="001f75c0" officeooo:paragraph-rsid="001f75c0"/>
    </style:style>
    <style:style style:name="P1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 officeooo:paragraph-rsid="001e10de"/>
    </style:style>
    <style:style style:name="P2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 officeooo:paragraph-rsid="001f75c0"/>
    </style:style>
    <style:style style:name="P2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 officeooo:paragraph-rsid="00219bd0"/>
    </style:style>
    <style:style style:name="P2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apple-system" fo:font-size="9.75pt" fo:letter-spacing="normal" fo:font-style="normal" fo:font-weight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apple-system" fo:font-size="9.75pt" fo:letter-spacing="normal" fo:font-style="normal" fo:font-weight="normal" officeooo:paragraph-rsid="000fe726"/>
    </style:style>
    <style:style style:name="P2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apple-system" fo:font-size="9.75pt" fo:letter-spacing="normal" fo:font-style="normal" fo:font-weight="normal" officeooo:paragraph-rsid="001cb246"/>
    </style:style>
    <style:style style:name="P2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apple-system" fo:font-size="9.75pt" fo:letter-spacing="normal" fo:font-style="normal" fo:font-weight="normal" officeooo:paragraph-rsid="001e10de"/>
    </style:style>
    <style:style style:name="P2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apple-system" fo:font-size="9.75pt" fo:letter-spacing="normal" fo:font-style="normal" fo:font-weight="normal" officeooo:rsid="001f75c0" officeooo:paragraph-rsid="001e10de"/>
    </style:style>
    <style:style style:name="P2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apple-system" fo:font-size="9.75pt" fo:letter-spacing="normal" fo:font-style="normal" fo:font-weight="normal" officeooo:rsid="001f75c0" officeooo:paragraph-rsid="001f75c0"/>
    </style:style>
    <style:style style:name="P2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fe726"/>
    </style:style>
    <style:style style:name="P30" style:family="paragraph" style:parent-style-name="Heading_20_1" style:master-page-name="Standard">
      <style:paragraph-properties fo:text-align="center" style:justify-single-word="false" style:page-number="auto"/>
    </style:style>
    <style:style style:name="P31" style:family="paragraph" style:parent-style-name="List_20_Paragraph" style:list-style-name="WWNum2"/>
    <style:style style:name="T1" style:family="text">
      <style:text-properties fo:font-size="18pt" style:font-name-asian="Times New Roman" style:font-size-asian="18pt" style:font-name-complex="Calibri Light1" style:font-size-complex="18pt"/>
    </style:style>
    <style:style style:name="T2" style:family="text">
      <style:text-properties fo:font-size="18pt" officeooo:rsid="00052165" style:font-name-asian="Times New Roman" style:font-size-asian="18pt" style:font-name-complex="Calibri Light1" style:font-size-complex="18pt"/>
    </style:style>
    <style:style style:name="T3" style:family="text">
      <style:text-properties fo:font-size="12pt" style:font-size-asian="12pt" style:font-name-complex="Calibri Light1" style:font-size-complex="12pt"/>
    </style:style>
    <style:style style:name="T4" style:family="text">
      <style:text-properties fo:font-size="12pt" officeooo:rsid="00052165" style:font-size-asian="12pt" style:font-name-complex="Calibri Light1" style:font-size-complex="12pt"/>
    </style:style>
    <style:style style:name="T5" style:family="text">
      <style:text-properties fo:color="#2a2a2a" style:font-name="Calibri Light" fo:font-size="10pt" style:letter-kerning="false" style:font-name-asian="Times New Roman" style:font-size-asian="10pt" style:font-name-complex="Calibri Light1" style:font-size-complex="10pt"/>
    </style:style>
    <style:style style:name="T6" style:family="text">
      <style:text-properties fo:color="#2a2a2a" style:font-name="Calibri Light" fo:font-size="10pt" officeooo:rsid="00052165" style:letter-kerning="false" style:font-name-asian="Times New Roman" style:font-size-asian="10pt" style:font-name-complex="Calibri Light1" style:font-size-complex="10pt"/>
    </style:style>
    <style:style style:name="T7" style:family="text">
      <style:text-properties fo:color="#2a2a2a" fo:font-size="10pt" style:letter-kerning="false" style:font-name-asian="Times New Roman" style:font-size-asian="10pt" style:font-size-complex="10pt"/>
    </style:style>
    <style:style style:name="T8" style:family="text">
      <style:text-properties style:font-name="Calibri Light" fo:font-size="10pt" style:letter-kerning="false" style:font-name-asian="Times New Roman" style:font-size-asian="10pt" style:font-name-complex="Calibri Light1" style:font-size-complex="10pt"/>
    </style:style>
    <style:style style:name="T9" style:family="text">
      <style:text-properties fo:color="#000000" fo:font-size="10pt" style:font-size-asian="10pt" style:font-name-complex="Calibri Light1" style:font-size-complex="10pt"/>
    </style:style>
    <style:style style:name="T10" style:family="text">
      <style:text-properties fo:color="#000000" fo:font-size="10pt" officeooo:rsid="00061a69" style:font-size-asian="10pt" style:font-name-complex="Calibri Light1" style:font-size-complex="10pt"/>
    </style:style>
    <style:style style:name="T11" style:family="text">
      <style:text-properties fo:color="#000000" fo:font-size="10pt" officeooo:rsid="002cc414" style:font-size-asian="10pt" style:font-name-complex="Calibri Light1" style:font-size-complex="10pt"/>
    </style:style>
    <style:style style:name="T12" style:family="text">
      <style:text-properties fo:color="#000000" style:font-name="Calibri Light" fo:font-size="10pt" style:font-size-asian="10pt" style:font-name-complex="Calibri Light1" style:font-size-complex="10pt"/>
    </style:style>
    <style:style style:name="T13" style:family="text">
      <style:text-properties fo:color="#000000" style:font-name="Calibri Light" fo:font-size="10pt" officeooo:rsid="0015019c" style:font-size-asian="10pt" style:font-name-complex="Calibri Light1" style:font-size-complex="10pt"/>
    </style:style>
    <style:style style:name="T14" style:family="text">
      <style:text-properties fo:font-size="10pt" style:font-size-asian="10pt" style:font-name-complex="Calibri Light1" style:font-size-complex="10pt"/>
    </style:style>
    <style:style style:name="T15" style:family="text">
      <style:text-properties fo:font-variant="normal" fo:text-transform="none" fo:color="#000000" style:font-name="apple-system" fo:font-size="9.75pt" fo:letter-spacing="normal" fo:font-style="normal" fo:font-weight="normal"/>
    </style:style>
    <style:style style:name="T16" style:family="text">
      <style:text-properties fo:font-variant="normal" fo:text-transform="none" fo:color="#000000" style:font-name="apple-system" fo:font-size="9.75pt" fo:letter-spacing="normal" fo:font-style="normal" fo:font-weight="normal" style:font-size-asian="10pt" style:font-name-complex="Calibri Light1" style:font-size-complex="10pt"/>
    </style:style>
    <style:style style:name="T17" style:family="text">
      <style:text-properties fo:font-variant="normal" fo:text-transform="none" fo:color="#000000" style:font-name="apple-system" fo:font-size="9.75pt" fo:letter-spacing="normal" fo:font-style="normal" fo:font-weight="normal" officeooo:rsid="0011a79e" style:font-size-asian="10pt" style:font-name-complex="Calibri Light1" style:font-size-complex="10pt"/>
    </style:style>
    <style:style style:name="T18" style:family="text">
      <style:text-properties fo:font-variant="normal" fo:text-transform="none" fo:color="#000000" style:font-name="apple-system" fo:font-size="9.75pt" fo:letter-spacing="normal" fo:font-style="normal" fo:font-weight="normal" officeooo:rsid="000916f4"/>
    </style:style>
    <style:style style:name="T19" style:family="text">
      <style:text-properties fo:font-variant="normal" fo:text-transform="none" fo:color="#000000" style:font-name="apple-system" fo:font-size="9.75pt" fo:letter-spacing="normal" fo:font-style="normal" fo:font-weight="normal" officeooo:rsid="001e10de"/>
    </style:style>
    <style:style style:name="T20" style:family="text">
      <style:text-properties fo:font-variant="normal" fo:text-transform="none" fo:color="#000000" style:font-name="apple-system" fo:font-size="9.75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000000" style:font-name="apple-system" fo:font-size="9.75pt" fo:letter-spacing="normal" fo:font-style="normal" fo:font-weight="bold" officeooo:rsid="001f75c0" style:font-weight-asian="bold" style:font-weight-complex="bold"/>
    </style:style>
    <style:style style:name="T22" style:family="text">
      <style:text-properties fo:font-variant="normal" fo:text-transform="none" style:font-name="apple-system" fo:font-size="9.75pt" fo:letter-spacing="normal" fo:font-style="normal" fo:font-weight="normal"/>
    </style:style>
    <style:style style:name="T23" style:family="text">
      <style:text-properties style:font-name="apple-system" fo:font-size="9.75pt" fo:font-style="normal" fo:font-weight="normal"/>
    </style:style>
    <style:style style:name="T24" style:family="text">
      <style:text-properties style:font-name="apple-system" fo:font-size="9.75pt" fo:font-style="normal" fo:font-weight="normal" officeooo:rsid="001e10de"/>
    </style:style>
    <style:style style:name="T25" style:family="text">
      <style:text-properties style:font-name="apple-system" fo:font-size="9.75pt" fo:font-style="normal" fo:font-weight="normal" officeooo:rsid="001f75c0"/>
    </style:style>
    <style:style style:name="T26" style:family="text">
      <style:text-properties style:font-name="apple-system" fo:font-size="9.75pt" fo:font-style="normal" fo:font-weight="normal" officeooo:rsid="003909c3"/>
    </style:style>
    <style:style style:name="T27" style:family="text">
      <style:text-properties style:font-name="apple-system" fo:font-size="9.75pt" fo:font-style="normal" fo:font-weight="normal" officeooo:rsid="0039d285"/>
    </style:style>
    <style:style style:name="T28" style:family="text">
      <style:text-properties officeooo:rsid="00169d56"/>
    </style:style>
    <style:style style:name="T29" style:family="text">
      <style:text-properties officeooo:rsid="00182ed2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f75c0" style:font-weight-asian="bold" style:font-weight-complex="bold"/>
    </style:style>
    <style:style style:name="T32" style:family="text">
      <style:text-properties officeooo:rsid="001a8f6e"/>
    </style:style>
    <style:style style:name="T33" style:family="text">
      <style:text-properties officeooo:rsid="001afeda"/>
    </style:style>
    <style:style style:name="T34" style:family="text">
      <style:text-properties officeooo:rsid="001cb246"/>
    </style:style>
    <style:style style:name="T35" style:family="text">
      <style:text-properties officeooo:rsid="001ce3d6"/>
    </style:style>
    <style:style style:name="T36" style:family="text">
      <style:text-properties officeooo:rsid="001e10de"/>
    </style:style>
    <style:style style:name="T37" style:family="text">
      <style:text-properties officeooo:rsid="00249a4a"/>
    </style:style>
    <style:style style:name="T38" style:family="text">
      <style:text-properties officeooo:rsid="00280d0a"/>
    </style:style>
    <style:style style:name="T39" style:family="text">
      <style:text-properties officeooo:rsid="00307c48"/>
    </style:style>
    <style:style style:name="T40" style:family="text">
      <style:text-properties officeooo:rsid="0035674e"/>
    </style:style>
    <style:style style:name="T41" style:family="text">
      <style:text-properties officeooo:rsid="003909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1">R&amp;D Report on ROS</text:span><text:span text:style-name="T2">1</text:span></text:h>
      <text:h text:style-name="Heading_20_1" text:outline-level="1"><text:span text:style-name="Heading_20_2_20_Char"><text:span text:style-name="T3">ROS</text:span></text:span><text:span text:style-name="Heading_20_2_20_Char"><text:span text:style-name="T4">1</text:span></text:span><text:span text:style-name="Heading_20_2_20_Char"><text:span text:style-name="T3"> Installations</text:span></text:span></text:h>
      <text:p text:style-name="P9"><text:span text:style-name="Heading_20_2_20_Char"/></text:p>
      <text:p text:style-name="P10"><text:span text:style-name="T5">Follow the link for ROS </text:span><text:span text:style-name="T6">Noetic</text:span><text:span text:style-name="T5"> installations</text:span></text:p>
      <text:p text:style-name="P13">http://wiki.ros.org/noetic/Installation/Ubuntu</text:p>
      <text:p text:style-name="P11"/>
      <text:h text:style-name="Heading_20_1" text:outline-level="1"><text:span text:style-name="T7"><text:line-break/></text:span><text:span text:style-name="Heading_20_2_20_Char"><text:span text:style-name="T3">Thonny Installations</text:span></text:span></text:h>
      <text:p text:style-name="Standard"><text:span text:style-name="Heading_20_2_20_Char"><text:span text:style-name="T9">Download and install thonny for micropython , which we use it for bno055, DCMotors <text:s/>and microcontrollers code</text:span></text:span></text:p>
      <text:p text:style-name="Standard"><text:span text:style-name="Heading_20_2_20_Char"><text:span text:style-name="T9">Follow the links for references </text:span></text:span></text:p>
      <text:list xml:id="list941726798" text:style-name="WWNum2">
        <text:list-item>
          <text:p text:style-name="P31"><text:a xlink:type="simple" xlink:href="https://thonny.org/" text:style-name="Internet_20_link" text:visited-style-name="Visited_20_Internet_20_Link"><text:span text:style-name="T12">https://thonny.org/</text:span></text:a></text:p>
        </text:list-item>
        <text:list-item>
          <text:p text:style-name="P31"><text:span text:style-name="Heading_20_2_20_Char"><text:span text:style-name="T9">https://randomnerdtutorials.com/getting-started-thonny-micropython-python-ide-esp32-esp8266/#install-thonny-ide-linux</text:span></text:span></text:p>
        </text:list-item>
      </text:list>
      <text:p text:style-name="P3"><text:span text:style-name="Heading_20_2_20_Char"/></text:p>
      <text:h text:style-name="Heading_20_1" text:outline-level="1"><text:span text:style-name="Heading_20_2_20_Char"><text:span text:style-name="T3">IMU – bno055</text:span></text:span></text:h>
      <text:p text:style-name="P9"><text:span text:style-name="Heading_20_2_20_Char"/></text:p>
      <text:p text:style-name="Standard"><text:span text:style-name="Heading_20_2_20_Char"><text:span text:style-name="T9">Is used to get Temperature, Magnitude, Gyro, Acceleration, Line</text:span></text:span><text:span text:style-name="Heading_20_2_20_Char"><text:span text:style-name="T10">ar</text:span></text:span><text:span text:style-name="Heading_20_2_20_Char"><text:span text:style-name="T9"> Acceleration, Gravity, Orientation etc</text:span></text:span></text:p>
      <text:p text:style-name="Standard"><text:span text:style-name="Heading_20_2_20_Char"><text:span text:style-name="T9">Code for imu_readings with supporting libraries</text:span></text:span></text:p>
      <text:p text:style-name="P5"><text:span text:style-name="Heading_20_2_20_Char"><text:span text:style-name="T9">Refer attached folder named “</text:span></text:span><text:span text:style-name="Heading_20_2_20_Char"><text:span text:style-name="T16">E</text:span></text:span><text:span text:style-name="Heading_20_2_20_Char"><text:span text:style-name="T17">s</text:span></text:span><text:span text:style-name="Heading_20_2_20_Char"><text:span text:style-name="T16">p32_backup.zip</text:span></text:span><text:span text:style-name="Heading_20_2_20_Char"><text:span text:style-name="T9">” </text:span></text:span><text:span text:style-name="Heading_20_2_20_Char"><text:span text:style-name="T11">(path: ROS1/ROS1_DOC)</text:span></text:span></text:p>
      <text:p text:style-name="P9"><text:span text:style-name="Heading_20_2_20_Char"/></text:p>
      <text:p text:style-name="P11"/>
      <text:h text:style-name="Heading_20_1" text:outline-level="1"><text:span text:style-name="Heading_20_2_20_Char"><text:span text:style-name="T3">DC Motors</text:span></text:span><text:span text:style-name="Heading_20_2_20_Char"><text:span text:style-name="T14"><text:line-break/></text:span></text:span></text:h>
      <text:p text:style-name="Standard"><text:span text:style-name="Heading_20_2_20_Char"><text:span text:style-name="T9">Is used to start motors, stop motors, turn Left and right</text:span></text:span></text:p>
      <text:p text:style-name="Standard"><text:span text:style-name="Heading_20_2_20_Char"><text:span text:style-name="T9">Give Connections and Code for DC Motors with supporting libraries</text:span></text:span></text:p>
      <text:p text:style-name="P8"><text:span text:style-name="Heading_20_2_20_Char"><text:span text:style-name="T9">Refer attached folder named “</text:span></text:span><text:span text:style-name="Heading_20_2_20_Char"><text:span text:style-name="T16">pico_backup.zip</text:span></text:span><text:span text:style-name="Heading_20_2_20_Char"><text:span text:style-name="T9">” </text:span></text:span><text:span text:style-name="Heading_20_2_20_Char"><text:span text:style-name="T11">(path: ROS1/ROS1_DOC)</text:span></text:span></text:p>
      <text:p text:style-name="P3"><text:span text:style-name="Heading_20_2_20_Char"/></text:p>
      <text:h text:style-name="Heading_20_1" text:outline-level="1"><text:span text:style-name="T7"><text:line-break/></text:span><text:span text:style-name="Heading_20_2_20_Char"><text:span text:style-name="T3">MQTT</text:span></text:span></text:h>
      <text:p text:style-name="P11"/>
      <text:p text:style-name="P11">Refer the document and link for MQTT and pico connections “mqtt.doc”<text:span text:style-name="T38">(path: ROS1/ROS1_DOC)</text:span></text:p>
      <text:p text:style-name="P10"><text:a xlink:type="simple" xlink:href="https://peppe8o.com/mqtt-and-raspberry-pi-pico-w-start-with-mosquitto-micropython/" text:style-name="Internet_20_link" text:visited-style-name="Visited_20_Internet_20_Link"><text:span text:style-name="T8">https://peppe8o.com/mqtt-and-raspberry-pi-pico-w-start-with-mosquitto-micropython/</text:span></text:a></text:p>
      <text:p text:style-name="P11"/>
      <text:h text:style-name="P1" text:outline-level="2"/>
      <text:p text:style-name="Standard"/>
      <text:h text:style-name="P2" text:outline-level="2"><text:soft-page-break/>Data Publishing and Data subscribing </text:h>
      <text:p text:style-name="P4"/>
      <text:p text:style-name="P4">Refer code in folder named ” Control motors in Pico using Teleop Keyboard”</text:p>
      <text:p text:style-name="P12"><text:span text:style-name="T22">1.</text:span><text:span text:style-name="Strong_20_Emphasis"><text:span text:style-name="T22">teleop publish keyboard</text:span></text:span><text:span text:style-name="T22">:- teleop-keyboard.py</text:span></text:p>
      <text:p text:style-name="P18"><text:s text:c="3"/><text:span text:style-name="T23">(Teleop keyboard values to control bot)</text:span></text:p>
      <text:p text:style-name="P18"/>
      <text:p text:style-name="P23">2. Teleop Subscribe in ROS1 :- listener.py</text:p>
      <text:p text:style-name="P18"><text:s text:c="3"/><text:span text:style-name="T23">(you will get values from teleop keyboard)</text:span></text:p>
      <text:p text:style-name="P18"/>
      <text:p text:style-name="P23">3. MQTT Publish :- mqtt-publish1.py</text:p>
      <text:p text:style-name="P18"><text:s text:c="3"/><text:span text:style-name="T23">(Normal MQTT publish code)</text:span></text:p>
      <text:p text:style-name="P18"/>
      <text:p text:style-name="P29"><text:span text:style-name="T15">4. </text:span><text:span text:style-name="Strong_20_Emphasis"><text:span text:style-name="T15">Integrated code of Teleop Subscribe in ROS1 &amp; MQTT Publish </text:span></text:span><text:span text:style-name="T15">:- listener1.py</text:span></text:p>
      <text:p text:style-name="P18"><text:s text:c="3"/><text:span text:style-name="T23">(integrated code of Teleop subscribe(2) and MQTT publish(3) u will get values from Teleop <text:s text:c="7"/>keyboard and publish values from this integrated code)</text:span></text:p>
      <text:p text:style-name="P18"/>
      <text:p text:style-name="P29"><text:span text:style-name="T15">5. </text:span><text:span text:style-name="Strong_20_Emphasis"><text:span text:style-name="T15">MQTT Subscribe in local </text:span></text:span><text:span text:style-name="T15">:-mqtt-subscribe1.py</text:span></text:p>
      <text:p text:style-name="P18"><text:s text:c="3"/><text:span text:style-name="T23">(to check the published values from 4 )</text:span></text:p>
      <text:p text:style-name="P18"/>
      <text:p text:style-name="P29"><text:span text:style-name="T15">6. </text:span><text:span text:style-name="Strong_20_Emphasis"><text:span text:style-name="T15">MQTT Subscribe in pico </text:span></text:span><text:span text:style-name="T15">:- mqtt-pico-subscribe.py</text:span></text:p>
      <text:p text:style-name="P18"><text:s text:c="3"/><text:span text:style-name="T23">(Get values in pico which are controlled by Teleop Keyboard)</text:span></text:p>
      <text:p text:style-name="P18"/>
      <text:p text:style-name="P29"><text:span text:style-name="T15">7. </text:span><text:span text:style-name="T18">I</text:span><text:span text:style-name="Strong_20_Emphasis"><text:span text:style-name="T15">ntegrated code of start motor and MQTT Subscribe in pico </text:span></text:span><text:span text:style-name="T15">:- start-motor.py</text:span></text:p>
      <text:p text:style-name="P22"><text:s text:c="3"/>(control motor through Teleop Keyboard (1) , Forward, Backward, Right left)</text:p>
      <text:p text:style-name="P14"/>
      <text:h text:style-name="P15" text:outline-level="1">Lidar : <text:span text:style-name="T13">we can use the previous ROS1- YDLidar and RPLidar packages.</text:span></text:h>
      <text:p text:style-name="P4"/>
      <text:h text:style-name="Heading_20_1" text:outline-level="1">Package<text:span text:style-name="T40">s and Mapping will be</text:span><text:span text:style-name="T28"> same </text:span>used in ROS<text:span text:style-name="T28">1.</text:span></text:h>
      <text:p text:style-name="Standard"/>
      <text:h text:style-name="P16" text:outline-level="1"><text:span text:style-name="T29">TF-Tree Generating based on </text:span><text:span text:style-name="T37">Required </text:span><text:span text:style-name="T29">order:</text:span></text:h>
      <text:p text:style-name="P6"/>
      <text:p text:style-name="P7">From robot_state_publisher package we will get the TF-Tree</text:p>
      <text:p text:style-name="P7">please refer the file from the tf_tree folder <text:span text:style-name="T39">(</text:span>path :ROS1/pi_backup/ros1_pico_esp32/tf_tree<text:span text:style-name="T39">)</text:span></text:p>
      <text:p text:style-name="P7">file name: tf_tree1.py</text:p>
      <text:p text:style-name="P7"><text:span text:style-name="Strong_20_Emphasis"><text:span text:style-name="T15"/></text:span></text:p>
      <text:h text:style-name="P17" text:outline-level="1">ROS1- Pico-W,Esp32 and PI Complete Files:</text:h>
      <text:p text:style-name="P18"/>
      <text:p text:style-name="P22"><text:span text:style-name="T30">E</text:span><text:span text:style-name="T31">s</text:span><text:span text:style-name="T30">p32_backup</text:span> --- IMU related code – ROS1/esp32_backup/23-06-23/<text:span text:style-name="T32">main.py(imu data will be published </text:span><text:span text:style-name="T33">through ESP32</text:span><text:span text:style-name="T32">)</text:span></text:p>
      <text:p text:style-name="P18"><text:soft-page-break/></text:p>
      <text:p text:style-name="P24"><text:span text:style-name="T31">P</text:span><text:span text:style-name="T30">ico_backup </text:span>-- Motor related code – ROS1/pico_backup/23-06-23/<text:span text:style-name="T32">main.py(</text:span><text:span text:style-name="T34">encoder</text:span><text:span text:style-name="T35">s</text:span><text:span text:style-name="T32"> data will be published </text:span><text:span text:style-name="T33">through </text:span><text:span text:style-name="T34">PICO-W</text:span><text:span text:style-name="T32">)</text:span></text:p>
      <text:p text:style-name="P18"/>
      <text:p text:style-name="P28"><text:span text:style-name="T21">PI</text:span><text:span text:style-name="T20">_backup</text:span><text:span text:style-name="T15"> -- 1.sub folder</text:span><text:span text:style-name="T19">(path:ROS1/pi_backup/ros1_pico_esp32)</text:span><text:span text:style-name="T15"> -- mqtt to ros1 subscribing codes(mqtt-sub2.py,mqtt-sub3.py,mqtt-sub6.py)</text:span></text:p>
      <text:p text:style-name="P22"/>
      <text:p text:style-name="P19"><text:s text:c="21"/><text:span text:style-name="T36">a) </text:span><text:span text:style-name="T24">mqtt-sub2.py →</text:span><text:span text:style-name="T27"> </text:span><text:span text:style-name="T25">Encoders data will be subscribed.</text:span></text:p>
      <text:p text:style-name="P26"/>
      <text:p text:style-name="P20"><text:span text:style-name="T24"><text:s text:c="24"/>b) mqtt-sub3.py →</text:span><text:span text:style-name="T27"> </text:span><text:span text:style-name="T24">speed </text:span><text:span text:style-name="T25">will be subscribed.</text:span></text:p>
      <text:p text:style-name="P27"/>
      <text:p text:style-name="P20"><text:span text:style-name="T24"><text:s text:c="24"/>c) mqtt-sub6.py →</text:span><text:span text:style-name="T27"> </text:span><text:span text:style-name="T25">IMU data will be subscribed.</text:span></text:p>
      <text:p text:style-name="P25"><text:s text:c="24"/></text:p>
      <text:p text:style-name="P21"><text:span text:style-name="T23"><text:s text:c="23"/>2.teleop folder</text:span><text:span text:style-name="T24">(path:ROS1/pi_backup/ros1_pico_esp32)</text:span><text:span text:style-name="T23"> <text:s/>-- (a)teleop-keyboard.py →</text:span><text:span text:style-name="T26"> </text:span><text:span text:style-name="T23">teleop_twist_keyboard code.</text:span></text:p>
      <text:p text:style-name="P22"><text:s text:c="116"/>(b)listener1.py →<text:span text:style-name="T41"> </text:span>teleop subscribing code and it initiates the motors.</text:p>
      <text:p text:style-name="P18"/>
      <text:p text:style-name="P21"><text:s text:c="20"/><text:span text:style-name="T23">3.tf_tree folder</text:span><text:span text:style-name="T24">(path:ROS1/pi_backup/ros1_pico_esp32)</text:span><text:span text:style-name="T23"> <text:s/>--tf_tree1.py →</text:span><text:span text:style-name="T26"> tf tree related code.</text:span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pple-system" svg:font-family="apple-system, BlinkMacSystemFont, 'Helvetica Neue', 'Segoe UI', Arial, sans-serif, 'Apple Color Emoji', 'Segoe UI Emoji', 'Segoe UI Symbol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wetha Bhandekar</meta:initial-creator>
    <meta:editing-cycles>35</meta:editing-cycles>
    <meta:creation-date>2023-09-02T11:53:00</meta:creation-date>
    <dc:date>2023-11-07T15:27:59.407774693</dc:date>
    <meta:editing-duration>PT7H44M16S</meta:editing-duration>
    <meta:generator>LibreOffice/6.4.7.2$Linux_X86_64 LibreOffice_project/40$Build-2</meta:generator>
    <meta:document-statistic meta:table-count="0" meta:image-count="0" meta:object-count="0" meta:page-count="3" meta:paragraph-count="53" meta:word-count="392" meta:character-count="3369" meta:non-whitespace-character-count="27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